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c5000b" draw:fill-color="#dd4814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-color="#aea79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512cm" svg:y1="5.934cm" svg:x2="27.44cm" svg:y2="5.934cm">
          <text:p/>
        </draw:line>
        <draw:custom-shape draw:style-name="gr2" draw:text-style-name="P1" draw:layer="layout" svg:width="1.521cm" svg:height="0.726cm" svg:x="6.028cm" svg:y="5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89cm" svg:height="0.726cm" svg:x="22.754cm" svg:y="5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56cm" svg:height="0.384cm" svg:x="16.272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28cm" svg:height="0.726cm" svg:x="17.328cm" svg:y="5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5cm" svg:height="0.384cm" svg:x="25.372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6cm" svg:height="0.726cm" svg:x="24.328cm" svg:y="5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66cm" svg:height="0.384cm" svg:x="11.472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37cm" svg:height="0.726cm" svg:x="9.028cm" svg:y="5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56cm" svg:height="0.384cm" svg:x="1.072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88cm" svg:height="0.726cm" svg:x="2.128cm" svg:y="5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15cm" svg:height="0.726cm" svg:x="18.728cm" svg:y="5.5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072cm" svg:y1="5.75cm" svg:x2="1.072cm" svg:y2="4.651cm">
          <text:p/>
        </draw:line>
        <draw:line draw:style-name="gr1" draw:text-style-name="P1" draw:layer="layout" svg:x1="16.272cm" svg:y1="5.751cm" svg:x2="16.272cm" svg:y2="4.652cm">
          <text:p/>
        </draw:line>
        <draw:line draw:style-name="gr4" draw:text-style-name="P1" draw:layer="layout" svg:x1="1.07cm" svg:y1="4.651cm" svg:x2="2.269cm" svg:y2="4.651cm">
          <text:p/>
        </draw:line>
        <draw:line draw:style-name="gr4" draw:text-style-name="P1" draw:layer="layout" svg:x1="16.27cm" svg:y1="4.651cm" svg:x2="17.469cm" svg:y2="4.651cm">
          <text:p/>
        </draw:line>
        <draw:frame draw:style-name="gr5" draw:layer="layout" svg:width="2.437cm" svg:height="0.962cm" svg:x="5.785cm" svg:y="6.272cm">
          <draw:text-box>
            <text:p>gene 1</text:p>
          </draw:text-box>
        </draw:frame>
        <draw:frame draw:style-name="gr5" draw:layer="layout" svg:width="2.437cm" svg:height="0.962cm" svg:x="20.386cm" svg:y="6.272cm">
          <draw:text-box>
            <text:p>gene 2</text:p>
          </draw:text-box>
        </draw:frame>
        <draw:custom-shape draw:style-name="gr3" draw:text-style-name="P1" draw:layer="layout" svg:width="0.254cm" svg:height="0.726cm" svg:x="22.289cm" svg:y="5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726cm" svg:x="21.189cm" svg:y="5.5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857cm" svg:y1="3.834cm" svg:x2="18.726cm" svg:y2="3.834cm">
          <text:p/>
        </draw:line>
        <draw:custom-shape draw:style-name="gr6" draw:text-style-name="P1" draw:layer="layout" svg:width="1.055cm" svg:height="0.706cm" svg:x="4.101cm" svg:y="3.517cm">
          <text:p/>
          <draw:enhanced-geometry svg:viewBox="0 0 21600 21600" draw:text-areas="0 0 21600 21600" draw:type="pentagon-right" draw:modifiers="216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629cm" svg:height="0.706cm" svg:x="6.026cm" svg:y="3.516cm">
          <text:p/>
          <draw:enhanced-geometry svg:viewBox="0 0 21600 21600" draw:text-areas="0 0 21600 21600" draw:type="pentagon-right" draw:modifiers="216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429cm" svg:height="0.706cm" svg:x="18.726cm" svg:y="3.515cm">
          <text:p/>
          <draw:enhanced-geometry svg:viewBox="0 0 21600 21600" draw:text-areas="0 0 21600 21600" draw:type="pentagon-right" draw:modifiers="15467.412587412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.309cm" svg:height="11.115cm" draw:transform="rotate (-1.5707963267949) translate (18.718cm 1.919cm)">
          <text:p/>
          <draw:enhanced-geometry svg:viewBox="0 0 21600 21600" draw:mirror-horizontal="false" draw:mirror-vertic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" draw:layer="layout" svg:width="10.704cm" svg:height="1.673cm" svg:x="7.782cm" svg:y="0.357cm">
          <draw:text-box>
            <text:p text:style-name="P1">terminal exons and intergenic region</text:p>
            <text:p text:style-name="P1">removed by spliceosome</text:p>
          </draw:text-box>
        </draw:frame>
        <draw:line draw:style-name="gr1" draw:text-style-name="P1" draw:layer="layout" svg:x1="19.526cm" svg:y1="3.799cm" svg:x2="21.234cm" svg:y2="2.426cm">
          <text:p/>
        </draw:line>
        <draw:frame draw:style-name="gr5" draw:layer="layout" svg:width="6.704cm" svg:height="3.095cm" svg:x="21.087cm" svg:y="0.772cm">
          <draw:text-box>
            <text:p>read which spans</text:p>
            <text:p>neighboring genes</text:p>
            <text:p>on same strand</text:p>
            <text:p>⇒ <text:span text:style-name="T1">read-through</text:span> fusion</text:p>
          </draw:text-box>
        </draw:fram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44cm" fo:text-indent="0cm"/>
      <style:text-properties fo:font-size="10.199999809265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07cm" fo:text-indent="0cm"/>
      <style:text-properties fo:font-size="8.6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71cm" fo:text-indent="0cm"/>
      <style:text-properties fo:font-size="7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2.449cm" svg:x="1cm" svg:y="5.048cm"/>
      <draw:page-thumbnail draw:layer="backgroundobjects" svg:width="8.999cm" svg:height="2.449cm" svg:x="1cm" svg:y="13.624cm"/>
      <draw:page-thumbnail draw:layer="backgroundobjects" svg:width="8.999cm" svg:height="2.449cm" svg:x="1cm" svg:y="22.2cm"/>
      <draw:page-thumbnail draw:layer="backgroundobjects" svg:width="8.999cm" svg:height="2.449cm" svg:x="11cm" svg:y="5.048cm"/>
      <draw:page-thumbnail draw:layer="backgroundobjects" svg:width="8.999cm" svg:height="2.449cm" svg:x="11cm" svg:y="13.624cm"/>
      <draw:page-thumbnail draw:layer="backgroundobjects" svg:width="8.999cm" svg:height="2.449cm" svg:x="11cm" svg:y="22.2cm"/>
    </style:handout-master>
    <style:master-page style:name="Default" style:page-layout-name="PM1" draw:style-name="Mdp1">
      <draw:frame presentation:style-name="Default-title" draw:layer="backgroundobjects" svg:width="25.191cm" svg:height="1.272cm" svg:x="1.399cm" svg:y="0.303cm" presentation:class="title" presentation:placeholder="true">
        <draw:text-box/>
      </draw:frame>
      <draw:frame presentation:style-name="Default-outline1" draw:layer="backgroundobjects" svg:width="25.191cm" svg:height="4.419cm" svg:x="1.399cm" svg:y="1.782cm" presentation:class="outline" presentation:placeholder="true">
        <draw:text-box/>
      </draw:frame>
      <draw:frame presentation:style-name="Mpr1" draw:text-style-name="MP1" draw:layer="backgroundobjects" svg:width="6.521cm" svg:height="0.526cm" svg:x="1.399cm" svg:y="6.9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526cm" svg:x="9.572cm" svg:y="6.94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526cm" svg:x="20.068cm" svg:y="6.94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22:25:17.742838071</meta:creation-date>
    <dc:date>2018-01-22T20:11:10.124371297</dc:date>
    <meta:editing-duration>PT13M54S</meta:editing-duration>
    <meta:editing-cycles>5</meta:editing-cycles>
    <meta:generator>LibreOffice/4.2.8.2$Linux_x86 LibreOffice_project/420m0$Build-2</meta:generator>
    <meta:document-statistic meta:object-count="51"/>
  </office:meta>
</office:document-meta>
</file>